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ef45" officeooo:paragraph-rsid="001aef4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jango TDD Not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7T22:11:10.119267910</meta:creation-date>
    <dc:date>2025-05-27T22:12:05.133649000</dc:date>
    <meta:editing-duration>PT5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3" meta:character-count="16" meta:non-whitespace-character-count="14"/>
  </office:meta>
</office:document-meta>
</file>